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AD200004DEE000018DD2FA7CA2C537C169F.svg" manifest:media-type="image/svg+xml"/>
  <manifest:file-entry manifest:full-path="Pictures/100002010000046B000001695F4870DF056F509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14.717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231cm" svg:height="6.364cm" svg:x="0cm" svg:y="0cm">
          <draw:image xlink:href="Pictures/10004AD200004DEE000018DD2FA7CA2C537C169F.svg" xlink:type="simple" xlink:show="embed" xlink:actuate="onLoad" draw:mime-type="image/svg+xml">
            <text:p/>
          </draw:image>
          <draw:image xlink:href="Pictures/100002010000046B000001695F4870DF056F509A.png" xlink:type="simple" xlink:show="embed" xlink:actuate="onLoad" draw:mime-type="image/png"/>
          <svg:title>VK_logotyp_liggande</svg:titl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35cm" fo:margin-bottom="0.535cm" fo:margin-left="0.535cm" fo:margin-right="0.535cm" fo:page-width="19.95cm" fo:page-height="6.3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4-19T19:01:36.531000000</dc:date>
    <meta:editing-duration>PT2M52S</meta:editing-duration>
    <meta:editing-cycles>1</meta:editing-cycles>
    <meta:document-statistic meta:object-count="1"/>
    <meta:generator>LibreOffice/7.0.4.2$Windows_X86_64 LibreOffice_project/dcf040e67528d9187c66b2379df5ea4407429775</meta:generator>
  </office:meta>
</office:document-meta>
</file>